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16521" officeooo:paragraph-rsid="00116521"/>
    </style:style>
    <style:style style:name="P2" style:family="paragraph" style:parent-style-name="Text_20_body">
      <style:text-properties officeooo:rsid="00129fda" officeooo:paragraph-rsid="00129fda"/>
    </style:style>
    <style:style style:name="P3" style:family="paragraph" style:parent-style-name="Text_20_body">
      <style:text-properties officeooo:rsid="0016c226" officeooo:paragraph-rsid="0016c226"/>
    </style:style>
    <style:style style:name="P4" style:family="paragraph" style:parent-style-name="Text_20_body">
      <style:text-properties officeooo:rsid="0019c606" officeooo:paragraph-rsid="0019c606"/>
    </style:style>
    <style:style style:name="P5" style:family="paragraph" style:parent-style-name="Text_20_body">
      <style:text-properties officeooo:rsid="0019f48a" officeooo:paragraph-rsid="001fc595"/>
    </style:style>
    <style:style style:name="P6" style:family="paragraph" style:parent-style-name="Text_20_body">
      <style:text-properties officeooo:rsid="001b8506" officeooo:paragraph-rsid="001b8506"/>
    </style:style>
    <style:style style:name="P7" style:family="paragraph" style:parent-style-name="Text_20_body">
      <style:text-properties officeooo:rsid="001fc595" officeooo:paragraph-rsid="001fc595"/>
    </style:style>
    <style:style style:name="P8" style:family="paragraph" style:parent-style-name="Text_20_body">
      <style:text-properties officeooo:rsid="00237369" officeooo:paragraph-rsid="00237369"/>
    </style:style>
    <style:style style:name="P9" style:family="paragraph" style:parent-style-name="Text_20_body">
      <style:text-properties officeooo:rsid="002cd006" officeooo:paragraph-rsid="002cd006"/>
    </style:style>
    <style:style style:name="P10" style:family="paragraph" style:parent-style-name="Text_20_body">
      <style:text-properties officeooo:rsid="0030333f" officeooo:paragraph-rsid="0030333f"/>
    </style:style>
    <style:style style:name="P11" style:family="paragraph" style:parent-style-name="Text_20_body">
      <style:text-properties officeooo:rsid="003146fd" officeooo:paragraph-rsid="003146fd"/>
    </style:style>
    <style:style style:name="P12" style:family="paragraph" style:parent-style-name="Text_20_body">
      <style:text-properties officeooo:rsid="00317db5" officeooo:paragraph-rsid="00317db5"/>
    </style:style>
    <style:style style:name="P13" style:family="paragraph" style:parent-style-name="Text_20_body">
      <style:text-properties officeooo:rsid="003fd99b" officeooo:paragraph-rsid="003fd99b"/>
    </style:style>
    <style:style style:name="P14" style:family="paragraph" style:parent-style-name="Title">
      <style:text-properties officeooo:rsid="002cd006" officeooo:paragraph-rsid="002cd006"/>
    </style:style>
    <style:style style:name="P15" style:family="paragraph" style:parent-style-name="Subtitle">
      <style:text-properties officeooo:rsid="005dbb0c" officeooo:paragraph-rsid="005dbb0c"/>
    </style:style>
    <style:style style:name="P16" style:family="paragraph" style:parent-style-name="Text_20_body">
      <style:text-properties officeooo:rsid="005dbb0c" officeooo:paragraph-rsid="00731d56"/>
    </style:style>
    <style:style style:name="P17" style:family="paragraph" style:parent-style-name="Text_20_body">
      <style:text-properties officeooo:rsid="003c7c74" officeooo:paragraph-rsid="0080c38e"/>
    </style:style>
    <style:style style:name="P18" style:family="paragraph" style:parent-style-name="Text_20_body">
      <style:text-properties officeooo:rsid="003ddeab" officeooo:paragraph-rsid="00731d56"/>
    </style:style>
    <style:style style:name="P19" style:family="paragraph" style:parent-style-name="Text_20_body">
      <style:text-properties officeooo:rsid="003ddeab" officeooo:paragraph-rsid="0080c38e"/>
    </style:style>
    <style:style style:name="P20" style:family="paragraph" style:parent-style-name="Text_20_body">
      <style:text-properties officeooo:rsid="00733bbc" officeooo:paragraph-rsid="007420a4"/>
    </style:style>
    <style:style style:name="P21" style:family="paragraph" style:parent-style-name="Text_20_body">
      <style:text-properties officeooo:rsid="00736d26" officeooo:paragraph-rsid="00736d26"/>
    </style:style>
    <style:style style:name="P22" style:family="paragraph" style:parent-style-name="Text_20_body">
      <style:text-properties officeooo:rsid="0068ecbd" officeooo:paragraph-rsid="0068ecbd"/>
    </style:style>
    <style:style style:name="P23" style:family="paragraph" style:parent-style-name="Text_20_body">
      <style:text-properties officeooo:rsid="0076dbfa" officeooo:paragraph-rsid="0076dbfa"/>
    </style:style>
    <style:style style:name="P24" style:family="paragraph" style:parent-style-name="Text_20_body">
      <style:text-properties officeooo:rsid="0076dbfa" officeooo:paragraph-rsid="00801b09"/>
    </style:style>
    <style:style style:name="P25" style:family="paragraph" style:parent-style-name="Text_20_body">
      <style:text-properties officeooo:rsid="003c834b" officeooo:paragraph-rsid="0080c38e"/>
    </style:style>
    <style:style style:name="P26" style:family="paragraph" style:parent-style-name="Text_20_body">
      <style:text-properties officeooo:rsid="008313c7" officeooo:paragraph-rsid="008313c7"/>
    </style:style>
    <style:style style:name="P27" style:family="paragraph" style:parent-style-name="Text_20_body">
      <style:text-properties officeooo:rsid="0030607c" officeooo:paragraph-rsid="0086c07e"/>
    </style:style>
    <style:style style:name="P28" style:family="paragraph" style:parent-style-name="Text_20_body">
      <style:text-properties officeooo:rsid="0030333f" officeooo:paragraph-rsid="008fd5ad"/>
    </style:style>
    <style:style style:name="P29" style:family="paragraph" style:parent-style-name="Text_20_body">
      <style:text-properties officeooo:rsid="0097b8d4" officeooo:paragraph-rsid="0097b8d4"/>
    </style:style>
    <style:style style:name="P30" style:family="paragraph" style:parent-style-name="Title">
      <style:text-properties officeooo:rsid="009400fb" officeooo:paragraph-rsid="009400fb"/>
    </style:style>
    <style:style style:name="P31" style:family="paragraph" style:parent-style-name="Subtitle">
      <style:text-properties officeooo:rsid="0080c38e" officeooo:paragraph-rsid="0080c38e"/>
    </style:style>
    <style:style style:name="T1" style:family="text">
      <style:text-properties officeooo:rsid="0012e150"/>
    </style:style>
    <style:style style:name="T2" style:family="text">
      <style:text-properties officeooo:rsid="0016e5a6"/>
    </style:style>
    <style:style style:name="T3" style:family="text">
      <style:text-properties officeooo:rsid="00177ef4"/>
    </style:style>
    <style:style style:name="T4" style:family="text">
      <style:text-properties officeooo:rsid="0019f48a"/>
    </style:style>
    <style:style style:name="T5" style:family="text">
      <style:text-properties officeooo:rsid="001cf80b"/>
    </style:style>
    <style:style style:name="T6" style:family="text">
      <style:text-properties officeooo:rsid="001d9dc9"/>
    </style:style>
    <style:style style:name="T7" style:family="text">
      <style:text-properties officeooo:rsid="001fc595"/>
    </style:style>
    <style:style style:name="T8" style:family="text">
      <style:text-properties officeooo:rsid="0020c31d"/>
    </style:style>
    <style:style style:name="T9" style:family="text">
      <style:text-properties officeooo:rsid="002194dc"/>
    </style:style>
    <style:style style:name="T10" style:family="text">
      <style:text-properties officeooo:rsid="00241b22"/>
    </style:style>
    <style:style style:name="T11" style:family="text">
      <style:text-properties officeooo:rsid="002574c6"/>
    </style:style>
    <style:style style:name="T12" style:family="text">
      <style:text-properties officeooo:rsid="00284e65"/>
    </style:style>
    <style:style style:name="T13" style:family="text">
      <style:text-properties officeooo:rsid="00313960"/>
    </style:style>
    <style:style style:name="T14" style:family="text">
      <style:text-properties officeooo:rsid="0032e4c7"/>
    </style:style>
    <style:style style:name="T15" style:family="text">
      <style:text-properties officeooo:rsid="00365060"/>
    </style:style>
    <style:style style:name="T16" style:family="text">
      <style:text-properties officeooo:rsid="003815c2"/>
    </style:style>
    <style:style style:name="T17" style:family="text">
      <style:text-properties officeooo:rsid="0039a7f2"/>
    </style:style>
    <style:style style:name="T18" style:family="text">
      <style:text-properties officeooo:rsid="003ab14f"/>
    </style:style>
    <style:style style:name="T19" style:family="text">
      <style:text-properties officeooo:rsid="003b0851"/>
    </style:style>
    <style:style style:name="T20" style:family="text">
      <style:text-properties officeooo:rsid="003ddeab"/>
    </style:style>
    <style:style style:name="T21" style:family="text">
      <style:text-properties officeooo:rsid="003e17d3"/>
    </style:style>
    <style:style style:name="T22" style:family="text">
      <style:text-properties officeooo:rsid="0040fefe"/>
    </style:style>
    <style:style style:name="T23" style:family="text">
      <style:text-properties officeooo:rsid="004494c2"/>
    </style:style>
    <style:style style:name="T24" style:family="text">
      <style:text-properties officeooo:rsid="0045eae5"/>
    </style:style>
    <style:style style:name="T25" style:family="text">
      <style:text-properties officeooo:rsid="0048706b"/>
    </style:style>
    <style:style style:name="T26" style:family="text">
      <style:text-properties officeooo:rsid="004c0654"/>
    </style:style>
    <style:style style:name="T27" style:family="text">
      <style:text-properties officeooo:rsid="004ddb41"/>
    </style:style>
    <style:style style:name="T28" style:family="text">
      <style:text-properties officeooo:rsid="004ebadf"/>
    </style:style>
    <style:style style:name="T29" style:family="text">
      <style:text-properties officeooo:rsid="005059f6"/>
    </style:style>
    <style:style style:name="T30" style:family="text">
      <style:text-properties officeooo:rsid="0052592f"/>
    </style:style>
    <style:style style:name="T31" style:family="text">
      <style:text-properties officeooo:rsid="0055c115"/>
    </style:style>
    <style:style style:name="T32" style:family="text">
      <style:text-properties officeooo:rsid="0058acc1"/>
    </style:style>
    <style:style style:name="T33" style:family="text">
      <style:text-properties officeooo:rsid="00598923"/>
    </style:style>
    <style:style style:name="T34" style:family="text">
      <style:text-properties officeooo:rsid="005fdaa4"/>
    </style:style>
    <style:style style:name="T35" style:family="text">
      <style:text-properties officeooo:rsid="006d3531"/>
    </style:style>
    <style:style style:name="T36" style:family="text">
      <style:text-properties officeooo:rsid="006f22ea"/>
    </style:style>
    <style:style style:name="T37" style:family="text">
      <style:text-properties officeooo:rsid="0070e64f"/>
    </style:style>
    <style:style style:name="T38" style:family="text">
      <style:text-properties officeooo:rsid="002b9bb0"/>
    </style:style>
    <style:style style:name="T39" style:family="text">
      <style:text-properties officeooo:rsid="00736d26"/>
    </style:style>
    <style:style style:name="T40" style:family="text">
      <style:text-properties officeooo:rsid="007420a4"/>
    </style:style>
    <style:style style:name="T41" style:family="text">
      <style:text-properties officeooo:rsid="00794850"/>
    </style:style>
    <style:style style:name="T42" style:family="text">
      <style:text-properties officeooo:rsid="007a7151"/>
    </style:style>
    <style:style style:name="T43" style:family="text">
      <style:text-properties officeooo:rsid="00801b09"/>
    </style:style>
    <style:style style:name="T44" style:family="text">
      <style:text-properties officeooo:rsid="00820b13"/>
    </style:style>
    <style:style style:name="T45" style:family="text">
      <style:text-properties officeooo:rsid="008313c7"/>
    </style:style>
    <style:style style:name="T46" style:family="text">
      <style:text-properties officeooo:rsid="0083c798"/>
    </style:style>
    <style:style style:name="T47" style:family="text">
      <style:text-properties officeooo:rsid="00895614"/>
    </style:style>
    <style:style style:name="T48" style:family="text">
      <style:text-properties officeooo:rsid="008a1457"/>
    </style:style>
    <style:style style:name="T49" style:family="text">
      <style:text-properties officeooo:rsid="008b365c"/>
    </style:style>
    <style:style style:name="T50" style:family="text">
      <style:text-properties officeooo:rsid="008d08ab"/>
    </style:style>
    <style:style style:name="T51" style:family="text">
      <style:text-properties officeooo:rsid="008fd5ad"/>
    </style:style>
    <style:style style:name="T52" style:family="text">
      <style:text-properties officeooo:rsid="0091b61c"/>
    </style:style>
    <style:style style:name="T53" style:family="text">
      <style:text-properties officeooo:rsid="00921e6a"/>
    </style:style>
    <style:style style:name="T54" style:family="text">
      <style:text-properties officeooo:rsid="00955246"/>
    </style:style>
    <style:style style:name="T55" style:family="text">
      <style:text-properties officeooo:rsid="0098491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Основным движущим мотивом данной работы является интерес самому посмотреть что же такого сверхсложного в <text:span text:style-name="T54">программировании</text:span> искусственного интеллекта, <text:span text:style-name="T54">не считая, конечно, объема работы. Дойти, так сказать, до точки, когда опустятся руки.</text:span></text:p>
      <text:p text:style-name="P30">Вступление</text:p>
      <text:p text:style-name="P1">Что такое разум? Это машина, улучшающая выживание индивидуума путем предсказания вариантов будущего. Будущее возможно предсказывать только на основе закономерностей, найденных в прошлом. Иными словами, разум – это машина для поиска и использования закономерностей <text:span text:style-name="T15">с целью улучшения способности к выживанию.</text:span></text:p>
      <text:p text:style-name="P2">Существующие системы искусственного интеллекта превосходят человеческий разум во многих аспектах, за исключением универсальности. Подход к разработке Кристофера состоит в погоне за универсальностью в ущерб всему, что может этому препятствовать, в первую очередь, эффективности. За образец берем человеческий разум и пытаемся симулировать его работу.</text:p>
      <text:p text:style-name="P2">Чистая имитация, ака нейронные сети, не годится <text:span text:style-name="T10">из следующих</text:span> соображений. Возьмем, <text:span text:style-name="T11">на</text:span>пример, авиацию. Попытки построить летательный аппарат копируя птиц не дали результат<text:span text:style-name="T12">ов</text:span>. <text:span text:style-name="T1">Слишком отличаются доступные нам материалы и технологии от того что использовала природа. Прогресс был достигнут только после того, как инженеры сконцентрировались на базовых принципах полета в их применении к существующим технологиям.</text:span></text:p>
      <text:p text:style-name="P3">Соответственно, <text:span text:style-name="T2">алгоритм прост:</text:span> <text:span text:style-name="T2">опирайся на то что известно о работе мозга, но не расстраивайся, если известно не слишком много. Н</text:span>аблюда<text:span text:style-name="T2">й</text:span> за <text:span text:style-name="T3">работой</text:span> <text:span text:style-name="T3">своего</text:span> собственн<text:span text:style-name="T3">ого</text:span> ум<text:span text:style-name="T3">а</text:span>, предполага<text:span text:style-name="T2">й</text:span>, додумыва<text:span text:style-name="T2">й</text:span>, реализу<text:span text:style-name="T2">й</text:span> в коде.</text:p>
      <text:p text:style-name="P4">Просматриваются интересные параллели в развитии разума и систем иску<text:span text:style-name="T33">с</text:span>ственного интеллекта. Разум развивался с низкоуровневых вещей – перемещение в пространстве, <text:s/>питание, размножение, нападиние/защита диктовали необходимость обработки данных от органов зрения, слуха, обоняния, осязания и принятия решений по управлению телом. <text:span text:style-name="T4">Полный набор у насекомых. Мы говорим, что их деятельность определяется инстинктом и они очень сильно напоминают автоматы. Высшие уровни разумной деятельности, такие как обучение и абстрактное мышление, т.е. способность обобщать, развивались позже.</text:span></text:p>
      <text:p text:style-name="P5">То же самое мы видим в ходе развития информатики. Сначала появляются системы распознавания текстов, распознавания речи, распознавания образов, а самообучение и логическая обработка, такая как категоризация образов идут с отставанием. <text:span text:style-name="T7">Да еще обучение сводится к параметризации.</text:span></text:p>
      <text:p text:style-name="P5">Оно и понятно. Можно придумать и реализовать какой-нибудь сложный алгоритм. <text:span text:style-name="T8">Попробуйте</text:span> написать автомат, который будет придумывать и реализовывать алгоритмы на разные случаи жизни.</text:p>
      <text:p text:style-name="P8">Обязаны мы следовать этому правилу? Иными словами, возможно ли заниматься разработкой систем человекоподобного интеллекта, не дожидаясь пока полностью будет развит первый уровень? Наверное, да, если избрать область, где первый уровень сравнительно прост. Например, обработка текста, машинный перевод, алгебраические выводы и, да, программирование.</text:p>
      <text:p text:style-name="P6">Еще одно наблюдение. Развитие низкоуровневых функций разума заняло у природы десятки и сотни миллионов лет, а развитие высокоуровневых функций, человека например, <text:span text:style-name="T6">всего лишь</text:span> несколько миллионов лет, <text:span text:style-name="T6">т.е.</text:span> в десятки раз быстрее. Это может быть, конечно, обусловлено тем что развитие низкоуровневых функций тормозилось необходимостью развития органов чувств и тела. Тем не менее, <text:span text:style-name="T5">сам</text:span> факт вселяет надежду, что второй этап <text:soft-page-break/><text:span text:style-name="T5">может оказаться</text:span> ненамного сложнее первого.</text:p>
      <text:p text:style-name="P7">Итак, наша система должна быть разделена на два уровня. Первый урововень – примитивы, кодируемые руками. Второй уровень – язык, управляющий прмитивами, причем, настолько простой, что сама система может <text:span text:style-name="T9">изменять этот код.</text:span></text:p>
      <text:p text:style-name="P14">На чем писать?</text:p>
      <text:p text:style-name="P13">Сразу <text:span text:style-name="T25">прошу прощения</text:span> за частое использования местоимения "я" в <text:span text:style-name="T31">этой</text:span> секции, <text:span text:style-name="T49">но и</text:span>нструмент <text:span text:style-name="T48">д</text:span>ля мастера <text:span text:style-name="T32">дело</text:span> интимн<text:span text:style-name="T32">ое, а в</text:span> нашем ремесле язык <text:span text:style-name="T49">и IDE</text:span> главны<text:span text:style-name="T49">e</text:span> инструмент<text:span text:style-name="T49">ы</text:span>.</text:p>
      <text:p text:style-name="P9">Система обречена перестраиваться и переделываться много раз, поэтому язык должен предоставлять хорошие возможности для моделирования, т.е. язык должен быть достаточно высокого уровня. <text:span text:style-name="T13">Иными словами,</text:span> трудоемкость написания кода должна быть невысокой. Такой язык как C++, например, не проходит по этому критерию.</text:p>
      <text:p text:style-name="P9">Поскольку сама система может быть очень неэффективной, нужно иметь запас производительности. Такие языки как Питон или Руби отпадают сразу. </text:p>
      <text:p text:style-name="P10">Когда-то давно кандидатом был язык Скала. Привлекала лаконичность <text:span text:style-name="T48">и мощность</text:span>. Такие вещи как дедукция типов, трейты, поддержка функционального программирования сразу распол<text:span text:style-name="T22">агали</text:span> к себе. Я посмотрел несколько <text:span text:style-name="T22">обзоров</text:span>, взял книгу и стал читать. Поначалу был полон энтузиазма, но по мере углубления язык потихоньку <text:span text:style-name="T50">начал </text:span>отталкива<text:span text:style-name="T50">ть</text:span> меня и, на середине книги, когда я дошел до конструкции switch, или match, не помню уж как его там, язык оттолкнул окончательно. <text:span text:style-name="T16">Я н</text:span>е навязываю своего мнения. <text:span text:style-name="T16">В</text:span>озможно, и, <text:span text:style-name="T16">даже, </text:span>скорее всего, оно <text:span text:style-name="T26">никак </text:span>не оправдано. <text:span text:style-name="T27">Но, язык перестал быть кандидатом в инструмент и перешел в разряд "еще один язык"</text:span>.</text:p>
      <text:p text:style-name="P28">Остались два кандидата – D и Java. Сначала хотел писать на D. Очень мощный эффективный, <text:span text:style-name="T28">богатый и </text:span>красивый язык. <text:span text:style-name="T29">С некоторыми недостатками, само собой, но в целом это лучший из языков, с которыми мне приходилось встречаться</text:span>. <text:span text:style-name="T23">Р</text:span>аботать на нем – удовольствие. Остановило одно, недостаточно развит<text:span text:style-name="T24">ые</text:span> IDE. При написании системы, по крайней мере <text:span text:style-name="T17">на первых этапах</text:span>, при закладке архитектуры рефакторинг – основной инструмент. В доступных средах разработки на данный момент просто нет нормального рефакторинга. Второй <text:span text:style-name="T51">не могу сказать недостаток, черта -</text:span> <text:span text:style-name="T18">D компилируемый язык. И, хотя, компиляция идет очень быстро, линкование тормозит и обещает тормозить все больше по мере разрастания проекта. Можно, конечно, намутить с динамическими библиотеками. Третье препятствие, нет нормальной рантаймовой рефлексии, которая нужна. Тоже можно обойти, но набираются "Но".</text:span></text:p>
      <text:p text:style-name="P27">В общем, скрепя сердце, обратился к Java/Netbeans. <text:span text:style-name="T47">П</text:span>осле работы <text:span text:style-name="T30">с</text:span> D при<text:span text:style-name="T47">дется по</text:span>терпеть. <text:span text:style-name="T47">Зато,</text:span> Netbeans лучшая из в<text:span text:style-name="T47">иденных</text:span> мной <text:span text:style-name="T47">до сих пор</text:span> IDE. <text:span text:style-name="T19">Возможно, когда этап моделирования закончится и архитектура системы оформится, вернусь к D.</text:span></text:p>
      <text:p text:style-name="P11">В качестве базы данных <text:span text:style-name="T52">буду использовать </text:span>Постгрес.</text:p>
      <text:p text:style-name="P12"><text:span text:style-name="T53">Как пользовательский</text:span> интерфейс <text:span text:style-name="T46">на первых порах использую консоль, просто чтобы меньше отвлекаться от работы над архитектурой, потом организую Web сервер</text:span>.</text:p>
      <text:p text:style-name="P14">Набросок архитектуры</text:p>
      <text:p text:style-name="P9"/>
      <text:p text:style-name="P15">Концепты</text:p>
      <text:p text:style-name="P16"><text:span text:style-name="T38">Основной строительный блок системы – концепт, подобно тому как основным строительным </text:span><text:soft-page-break/><text:span text:style-name="T38">блоком мозга является нейрон. "Человек ест яблоко" – здесь три концепта, человек, поедание, яблоко. Другие концепты, которые с ними перекликаются – субъект, действие субъекта над объектом, объект. Или, например, такие концепты: живое существо, питание, фрукт. В коде концепты представляются объектами. Каждый концепт имеет числовой идентификатор, возможно, но не обязательно, символьный идентификатор, данные и, возможно, но не обязательно, методы.</text:span></text:p>
      <text:p text:style-name="P23">Концепты бывают трех типов: решатели, функторы и храни<text:span text:style-name="T42">тели</text:span>. <text:span text:style-name="T43">Решатели – промежуточные концепты, взвешивающие предпосылки и формирующие значение активации, которая далее используется как предпосылка и функторы (не путать концепт-функтор с объектами-функторами) – конечные концепты, способные возбуждать определенное действие.</text:span></text:p>
      <text:p text:style-name="P20"><text:span text:style-name="T40">Решатели, к</text:span>ак вход содержат продпосылки <text:span text:style-name="T34">(premises) </text:span>в форме массива пар сид/вес <text:span text:style-name="T39">и переменную смещение</text:span>. Здесь сид (cid – Concept Identifier) числовой идентификатор концепта и вес - весовой коэффициент с которым концепт участвуе во взвешенной сумме. </text:p>
      <text:p text:style-name="P21">Взвешенная сумма называется активацией. <text:span text:style-name="T35">Значение активации (взвешенная сумма + смещение) нормализуется сжатием в диапазон от -1 до 1 с помощью функции (1-exp(-x))/(1+exp(x)). Активация может быть положительной (концепт активен) или отрицательной (антиактивен). Абсолютная величина активации показывает степень уверенности системы в активности/антиактивности концепта. Нулевое значение говорит о том что концепт погашен, т.е. никак не участвует в активации </text:span>других концептов<text:span text:style-name="T35">.</text:span></text:p>
      <text:p text:style-name="P22">Такая система способна обеспечить <text:span text:style-name="T36">булеву </text:span>логику <text:span text:style-name="T36">(при активации +1/-1), а также</text:span> линейную/нелинейную регрессию.</text:p>
      <text:p text:style-name="P24">Функтор <text:span text:style-name="T42">как результат своей работы выполняет некоторую функцию с набором параметров. Как вход он </text:span>содержат массив концептов <text:span text:style-name="T41">хранилищ, на основании которых формируется этот набор параметров, решатель и числовой порог. Если значение активации решателя превосходит порог, функтор вызывает функцию с параметрами.</text:span></text:p>
      <text:p text:style-name="P24"><text:span text:style-name="T41">Хранитель, исполняет чисто функцию хранения данных, например, хранит символ, словоформу, числовую константу, картинку, звук и т.д. Он не инициирует никаких действий.</text:span></text:p>
      <text:p text:style-name="P18">Все концепты включены в карту идентификаторов и карту имен, так они могут быть найдены в памяти. Объект, содержащий эти карты называется ComDir. Это синглтон со статическими методами.</text:p>
      <text:p text:style-name="P31">Круги внимания, коллектор, стартер</text:p>
      <text:p text:style-name="P17">Если возникает повод подумать, например, оператор обращается из консоли к Крису, <text:span text:style-name="T44">в действие вступает стартер. Он создает круг внимания (attention bubble) – объект, который содержит и обрабатывает все концепты, касающиеся беседы.</text:span></text:p>
      <text:p text:style-name="P25">Система должна быть многопользовательской, т.е. может одновременно существовать несколько кругов внимания для бесед с разными людьми, для чтения разных книг и т.д. Каждый круг внимания <text:span text:style-name="T20">может</text:span> потреблять концепты из общей базы, генерировать новые, изменять существующие в процессе обучения. Для исключения перехлестов <text:span text:style-name="T20">в каждом круге внимания создаются свои собственные карты идентификаторов и имен для созданных или модифицированных концептов. Если кругу нужен общий концепт, ему дают ссылку на него. Если он хочет изменить общий концепт, он копирует концепт к себе и дальше работает со своей собственной копией.</text:span></text:p>
      <text:p text:style-name="P19">Т.е. круг внимания обучает систему строго в собственной копии. Для обучения системы через общие концепты будет существовать выделенный круг внимания под названием <text:span text:style-name="T37">Коллектор</text:span>. В его задачу входит анализ <text:span text:style-name="T45">работы всех</text:span> кругов <text:span text:style-name="T45">внимания</text:span> и коррек<text:span text:style-name="T21">тировка</text:span> общей базы. <text:span text:style-name="T37">Коллекторов тоже может быть несколько и они работают параллельно. Общие концепты хранятся в базе Постгрес. Для исключения конфликтов между кругами внимания и </text:span><text:soft-page-break/><text:span text:style-name="T37">коллекторами используем его систему версионности и блокировок.</text:span></text:p>
      <text:p text:style-name="P26">После того как круг внимания завершил свою работу и коллектор обучил на его опыте систему стартер завершает его.</text:p>
      <text:p text:style-name="P29">Для облегчения распараллеливания и лучшей структуризации идем путем кода управляемого событиями. События складываются в очередь и маршрутизируются к функторам, которые запускают процессы. <text:span text:style-name="T55">Такая наработка у меня уже имеется, грешно не использовать.</text:span></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H25M28S</meta:editing-duration>
    <meta:editing-cycles>125</meta:editing-cycles>
    <meta:generator>LibreOffice/4.2.8.2$Linux_X86_64 LibreOffice_project/420m0$Build-2</meta:generator>
    <dc:date>2018-05-16T13:54:16.288265127</dc:date>
    <meta:document-statistic meta:table-count="0" meta:image-count="0" meta:object-count="0" meta:page-count="4" meta:paragraph-count="37" meta:word-count="1347" meta:character-count="10204" meta:non-whitespace-character-count="8877"/>
    <meta:user-defined meta:name="Info 1"/>
    <meta:user-defined meta:name="Info 2"/>
    <meta:user-defined meta:name="Info 3"/>
    <meta:user-defined meta:name="Info 4"/>
  </office:meta>
</office:document-meta>
</file>